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rusMuxableWebSocketHelper.newInstance( HttpServletRequest request , @ Nullable Object httpSock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ebLogicRequestUpgradeStrategy.getNativeRequest( 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LogicRequestUpgradeStrategy.typ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rusMuxableWebSocketHelper.upgrade( Object webSocket , @ Nullable Object httpSocket ,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yrusMuxableWebSocketHelper.registerForReadEvent( Object webSock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LogicRequestUpgradeStrategy.handleSuccess( HttpServletRequest request , HttpServletResponse response , UpgradeInfo upgradeInfo , TyrusUpgradeResponse upgrade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WebLogicServletWriterHelper.newInstance( Object webSocket , boolean isProt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bjectHelper.SubjectHelp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ubjectHelper.getSubject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LogicRequestUpgradeStrategy.method( String className , String method , Class &lt; ? &gt; ... param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